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list-style-name="L10">
      <style:paragraph-properties fo:margin-left="0.415cm" fo:margin-right="0.011cm" fo:text-indent="0cm" style:auto-text-indent="false"/>
    </style:style>
    <style:style style:name="P81" style:family="paragraph" style:parent-style-name="Table_20_Contents" style:list-style-name="L10">
      <style:paragraph-properties fo:margin-left="0.415cm" fo:margin-right="0.011cm" fo:text-indent="0cm" style:auto-text-indent="false">
        <style:tab-stops/>
      </style:paragraph-propertie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list-style-name="">
      <style:paragraph-properties fo:keep-together="always"/>
    </style:style>
    <style:style style:name="P85" style:family="paragraph" style:parent-style-name="Heading_20_2">
      <style:paragraph-properties fo:break-before="page"/>
    </style:style>
    <style:style style:name="P86" style:family="paragraph" style:parent-style-name="Heading_20_2">
      <style:paragraph-properties fo:margin-left="3cm" fo:margin-right="0cm" fo:text-indent="0cm" style:auto-text-indent="false"/>
    </style:style>
    <style:style style:name="P87" style:family="paragraph" style:parent-style-name="Contents_20_1">
      <style:paragraph-properties>
        <style:tab-stops>
          <style:tab-stop style:position="0cm"/>
          <style:tab-stop style:position="3cm"/>
        </style:tab-stops>
      </style:paragraph-properties>
    </style:style>
    <style:style style:name="P88" style:family="paragraph" style:parent-style-name="Contents_20_2">
      <style:paragraph-properties>
        <style:tab-stops>
          <style:tab-stop style:position="0cm"/>
        </style:tab-stops>
      </style:paragraph-properties>
    </style:style>
    <style:style style:name="P8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1.1</text:p>
      <text:p text:style-name="P51">Installation and Configuration Guide</text:p>
      <text:p text:style-name="P8"/>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1.1 – November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7">Chapter 1<text:tab/><text:a xlink:type="simple" xlink:href="#__RefHeading__18865_1508206336">About this Guide <text:s text:c="2"/><text:tab/>3</text:a></text:p>
          <text:p text:style-name="P87">Chapter 2<text:tab/><text:a xlink:type="simple" xlink:href="#__RefHeading__18867_1508206336">Introduction <text:s text:c="2"/><text:tab/>4</text:a></text:p>
          <text:p text:style-name="P88"><text:a xlink:type="simple" xlink:href="#__RefHeading__19192_1508206336" text:style-name="Internet_20_link" text:visited-style-name="Internet_20_link">Architecture <text:s text:c="2"/><text:tab/>5</text:a></text:p>
          <text:p text:style-name="P87">Chapter 3<text:tab/><text:a xlink:type="simple" xlink:href="#__RefHeading__18869_1508206336">System Requirements <text:s text:c="2"/><text:tab/>6</text:a></text:p>
          <text:p text:style-name="P88"><text:a xlink:type="simple" xlink:href="#__RefHeading__19194_1508206336" text:style-name="Internet_20_link" text:visited-style-name="Internet_20_link">Assumptions <text:s text:c="2"/><text:tab/>6</text:a></text:p>
          <text:p text:style-name="P88"><text:a xlink:type="simple" xlink:href="#__RefHeading__19196_1508206336" text:style-name="Internet_20_link" text:visited-style-name="Internet_20_link">Minimum Hardware Requirements <text:s text:c="2"/><text:tab/>7</text:a></text:p>
          <text:p text:style-name="P88"><text:a xlink:type="simple" xlink:href="#__RefHeading__19198_1508206336" text:style-name="Internet_20_link" text:visited-style-name="Internet_20_link">Operating System Requirements <text:s text:c="2"/><text:tab/>8</text:a></text:p>
          <text:p text:style-name="P87">Chapter 4<text:tab/><text:a xlink:type="simple" xlink:href="#__RefHeading__18871_1508206336">Installation <text:s text:c="2"/><text:tab/>9</text:a></text:p>
          <text:p text:style-name="P88"><text:a xlink:type="simple" xlink:href="#__RefHeading__19200_1508206336" text:style-name="Internet_20_link" text:visited-style-name="Internet_20_link">Software Downloads <text:s text:c="2"/><text:tab/>9</text:a></text:p>
          <text:p text:style-name="P88"><text:a xlink:type="simple" xlink:href="#__RefHeading__19202_1508206336" text:style-name="Internet_20_link" text:visited-style-name="Internet_20_link">Software Installation <text:s text:c="2"/><text:tab/>9</text:a></text:p>
          <text:p text:style-name="P87">Chapter 5<text:tab/><text:a xlink:type="simple" xlink:href="#__RefHeading__18873_1508206336">Configuration <text:s text:c="2"/><text:tab/>10</text:a></text:p>
          <text:p text:style-name="P88"><text:a xlink:type="simple" xlink:href="#__RefHeading__19204_1508206336" text:style-name="Internet_20_link" text:visited-style-name="Internet_20_link">GNUstep Environment Overview <text:s text:c="2"/><text:tab/>10</text:a></text:p>
          <text:p text:style-name="P88"><text:a xlink:type="simple" xlink:href="#__RefHeading__19206_1508206336" text:style-name="Internet_20_link" text:visited-style-name="Internet_20_link">Preferences Hierarchy <text:s text:c="2"/><text:tab/>11</text:a></text:p>
          <text:p text:style-name="P88"><text:a xlink:type="simple" xlink:href="#__RefHeading__19208_1508206336" text:style-name="Internet_20_link" text:visited-style-name="Internet_20_link">General Preferences <text:s text:c="2"/><text:tab/>12</text:a></text:p>
          <text:p text:style-name="P88"><text:a xlink:type="simple" xlink:href="#__RefHeading__19210_1508206336" text:style-name="Internet_20_link" text:visited-style-name="Internet_20_link">Authentication using LDAP <text:s text:c="2"/><text:tab/>18</text:a></text:p>
          <text:p text:style-name="P88"><text:a xlink:type="simple" xlink:href="#__RefHeading__19212_1508206336" text:style-name="Internet_20_link" text:visited-style-name="Internet_20_link">LDAP Attributes Indexing <text:s text:c="2"/><text:tab/>24</text:a></text:p>
          <text:p text:style-name="P88"><text:a xlink:type="simple" xlink:href="#__RefHeading__19214_1508206336" text:style-name="Internet_20_link" text:visited-style-name="Internet_20_link">LDAP Attributes Mapping <text:s text:c="2"/><text:tab/>24</text:a></text:p>
          <text:p text:style-name="P88"><text:a xlink:type="simple" xlink:href="#__RefHeading__19216_1508206336" text:style-name="Internet_20_link" text:visited-style-name="Internet_20_link">Authenticating using C.A.S. <text:s text:c="2"/><text:tab/>25</text:a></text:p>
          <text:p text:style-name="P88"><text:a xlink:type="simple" xlink:href="#__RefHeading__19218_1508206336" text:style-name="Internet_20_link" text:visited-style-name="Internet_20_link">Authenticating using SAML2 <text:s text:c="2"/><text:tab/>27</text:a></text:p>
          <text:p text:style-name="P88"><text:a xlink:type="simple" xlink:href="#__RefHeading__19220_1508206336" text:style-name="Internet_20_link" text:visited-style-name="Internet_20_link">Database Configuration <text:s text:c="2"/><text:tab/>27</text:a></text:p>
          <text:p text:style-name="P88"><text:a xlink:type="simple" xlink:href="#__RefHeading__19222_1508206336" text:style-name="Internet_20_link" text:visited-style-name="Internet_20_link">Authentication using SQL <text:s text:c="2"/><text:tab/>29</text:a></text:p>
          <text:p text:style-name="P88"><text:a xlink:type="simple" xlink:href="#__RefHeading__19224_1508206336" text:style-name="Internet_20_link" text:visited-style-name="Internet_20_link">SMTP Server Configuration <text:s text:c="2"/><text:tab/>31</text:a></text:p>
          <text:p text:style-name="P88"><text:a xlink:type="simple" xlink:href="#__RefHeading__19226_1508206336" text:style-name="Internet_20_link" text:visited-style-name="Internet_20_link">IMAP Server Configuration <text:s text:c="2"/><text:tab/>32</text:a></text:p>
          <text:p text:style-name="P88"><text:a xlink:type="simple" xlink:href="#__RefHeading__19228_1508206336" text:style-name="Internet_20_link" text:visited-style-name="Internet_20_link">Web Interface Configuration <text:s text:c="2"/><text:tab/>34</text:a></text:p>
          <text:p text:style-name="P88"><text:a xlink:type="simple" xlink:href="#__RefHeading__19230_1508206336" text:style-name="Internet_20_link" text:visited-style-name="Internet_20_link">SOGo Configuration Summary <text:s text:c="2"/><text:tab/>39</text:a></text:p>
          <text:p text:style-name="P88"><text:a xlink:type="simple" xlink:href="#__RefHeading__19232_1508206336" text:style-name="Internet_20_link" text:visited-style-name="Internet_20_link">Multi-domains Configuration <text:s text:c="2"/><text:tab/>40</text:a></text:p>
          <text:p text:style-name="P88"><text:a xlink:type="simple" xlink:href="#__RefHeading__19234_1508206336" text:style-name="Internet_20_link" text:visited-style-name="Internet_20_link">Apache Configuration <text:s text:c="2"/><text:tab/>43</text:a></text:p>
          <text:p text:style-name="P88"><text:soft-page-break/><text:a xlink:type="simple" xlink:href="#__RefHeading__19236_1508206336" text:style-name="Internet_20_link" text:visited-style-name="Internet_20_link">Starting Services <text:s text:c="2"/><text:tab/>43</text:a></text:p>
          <text:p text:style-name="P88"><text:a xlink:type="simple" xlink:href="#__RefHeading__19238_1508206336" text:style-name="Internet_20_link" text:visited-style-name="Internet_20_link">Cronjob — EMail reminders <text:s text:c="2"/><text:tab/>44</text:a></text:p>
          <text:p text:style-name="P88"><text:a xlink:type="simple" xlink:href="#__RefHeading__19240_1508206336" text:style-name="Internet_20_link" text:visited-style-name="Internet_20_link">Cronjob — Vacation messages expiration <text:s text:c="2"/><text:tab/>44</text:a></text:p>
          <text:p text:style-name="P87">Chapter 6<text:tab/><text:a xlink:type="simple" xlink:href="#__RefHeading__18875_1508206336">Managing User Accounts <text:s text:c="2"/><text:tab/>45</text:a></text:p>
          <text:p text:style-name="P88"><text:a xlink:type="simple" xlink:href="#__RefHeading__19242_1508206336" text:style-name="Internet_20_link" text:visited-style-name="Internet_20_link">Creating the SOGo Administrative Account <text:s text:c="2"/><text:tab/>45</text:a></text:p>
          <text:p text:style-name="P88"><text:a xlink:type="simple" xlink:href="#__RefHeading__19244_1508206336" text:style-name="Internet_20_link" text:visited-style-name="Internet_20_link">Creating a User Account <text:s text:c="2"/><text:tab/>46</text:a></text:p>
          <text:p text:style-name="P87">Chapter 7<text:tab/><text:a xlink:type="simple" xlink:href="#__RefHeading__18877_1508206336">Funambol <text:s text:c="2"/><text:tab/>47</text:a></text:p>
          <text:p text:style-name="P87">Chapter 8<text:tab/><text:a xlink:type="simple" xlink:href="#__RefHeading__18879_1508206336">Using SOGo <text:s text:c="2"/><text:tab/>50</text:a></text:p>
          <text:p text:style-name="P88"><text:a xlink:type="simple" xlink:href="#__RefHeading__19246_1508206336" text:style-name="Internet_20_link" text:visited-style-name="Internet_20_link">SOGo Web Interface <text:s text:c="2"/><text:tab/>50</text:a></text:p>
          <text:p text:style-name="P88"><text:a xlink:type="simple" xlink:href="#__RefHeading__19248_1508206336" text:style-name="Internet_20_link" text:visited-style-name="Internet_20_link">Mozilla Thunderbird and Lightning <text:s text:c="2"/><text:tab/>50</text:a></text:p>
          <text:p text:style-name="P88"><text:a xlink:type="simple" xlink:href="#__RefHeading__19250_1508206336" text:style-name="Internet_20_link" text:visited-style-name="Internet_20_link">Apple iCal <text:s text:c="2"/><text:tab/>51</text:a></text:p>
          <text:p text:style-name="P88"><text:a xlink:type="simple" xlink:href="#__RefHeading__19252_1508206336" text:style-name="Internet_20_link" text:visited-style-name="Internet_20_link">Apple AddressBook <text:s text:c="2"/><text:tab/>51</text:a></text:p>
          <text:p text:style-name="P88"><text:a xlink:type="simple" xlink:href="#__RefHeading__19254_1508206336" text:style-name="Internet_20_link" text:visited-style-name="Internet_20_link">Funambol / Mobile Devices <text:s text:c="2"/><text:tab/>53</text:a></text:p>
          <text:p text:style-name="P87">Chapter 9<text:tab/><text:a xlink:type="simple" xlink:href="#__RefHeading__18881_1508206336">Upgrading <text:s text:c="2"/><text:tab/>54</text:a></text:p>
          <text:p text:style-name="P87">Chapter 10<text:tab/><text:a xlink:type="simple" xlink:href="#__RefHeading__18883_1508206336">Additional Information <text:s text:c="2"/><text:tab/>56</text:a></text:p>
          <text:p text:style-name="P87">Chapter 11<text:tab/><text:a xlink:type="simple" xlink:href="#__RefHeading__18885_1508206336">Commercial Support and Contact Information <text:s text:c="2"/><text:tab/>57</text:a></text:p>
        </text:index-body>
      </text:table-of-content>
      <text:p text:style-name="Standard"/>
      <text:h text:style-name="P8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1.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5"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903504239846288597"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098629007757213860"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5381745132507872719"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033725783374012586"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1443428870201499238" text:style-name="L5">
              <text:list-item>
                <text:p text:style-name="P71"><text:s/>Microsoft Windows XP SP2 or Vista</text:p>
              </text:list-item>
            </text:list>
            <text:p text:style-name="Table_20_Contents"/>
            <text:p text:style-name="Table_20_Contents">Apple Mac OS X</text:p>
            <text:list xml:id="list7051216987314664037" text:style-name="L6">
              <text:list-item>
                <text:p text:style-name="P72"><text:s/>Apple Mac OS X 10.2 or later</text:p>
              </text:list-item>
            </text:list>
            <text:p text:style-name="Table_20_Contents"/>
            <text:p text:style-name="Table_20_Contents">Linux</text:p>
            <text:list xml:id="list3195629541766948994"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368703044179998937"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521516535" text:continue-numbering="true" text:style-name="L8">
              <text:list-header>
                <text:p text:style-name="P74">Apple iPhone / iPod / iPad using Apple iOS 3.0 or later</text:p>
              </text:list-header>
            </text:list>
          </table:table-cell>
        </table:table-row>
      </table:table>
      <text:p text:style-name="Standard"/>
      <text:h text:style-name="P8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7354375523405787168" text:style-name="L9">
        <text:list-header>
          <text:p text:style-name="P62">❏<text:tab/>Red Hat Enterprise Linux (RHEL) Server 5 and 6</text:p>
          <text:p text:style-name="P62">❏<text:tab/>Community ENTerprise Operating System (CentOS) 5 and 6</text:p>
          <text:p text:style-name="P62">❏<text:tab/>Debian GNU/Linux 5.0 (Lenny) to 7.0 (Wheezy)</text:p>
          <text:p text:style-name="P62">❏<text:tab/>Ubuntu 10.04 (Lucid)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5"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4545949524620591612"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877599244" text:continue-numbering="true" text:style-name="L10">
              <text:list-header>
                <text:p text:style-name="P75">• Public</text:p>
                <text:p text:style-name="P75">• Confidential</text:p>
                <text:p text:style-name="P75">• Private</text:p>
                <text:p text:style-name="P75">And each string must end with one of those 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8">jectCreator</text:span></text:p>
                <text:p text:style-name="P67"><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522765218" text:continue-numbering="true" text:style-name="L10">
              <text:list-header>
                <text:p text:style-name="P67">• Obje<text:span text:style-name="T18">ctViewer</text:span></text:p>
                <text:p text:style-name="P76">• ObjectEditor</text:p>
                <text:p text:style-name="P76">• ObjectCreator</text:p>
                <text:p text:style-name="P67"><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389377955" text:continue-numbering="true" text:style-name="L10">
              <text:list-header>
                <text:p text:style-name="P67">• Braz<text:span text:style-name="T18">ilianPortuguese</text:span></text:p>
                <text:p text:style-name="P76">• Czech</text:p>
                <text:p text:style-name="P76">• Dutch</text:p>
                <text:p text:style-name="P77"><text:soft-page-break/>• English</text:p>
                <text:p text:style-name="P77">• French</text:p>
                <text:p text:style-name="P77">• German</text:p>
                <text:p text:style-name="P77">• Hungarian</text:p>
              </text:list-header>
            </text:list>
            <text:list xml:id="list638348276" text:style-name="L10">
              <text:list-header>
                <text:p text:style-name="P76">• Italian</text:p>
                <text:p text:style-name="P76">• Russian</text:p>
                <text:p text:style-name="P76">• Spanish</text:p>
                <text:p text:style-name="P76">• Swedish</text:p>
                <text:p text:style-name="P67"><text:span text:style-name="T18">•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522576182" text:continue-list="list389377955"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507217197"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859772520"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202220461" text:continue-numbering="true" text:style-name="L10">
              <text:list-header>
                <text:p text:style-name="P75">• YES – to allow them</text:p>
                <text:p text:style-name="P75">• NO – to prevent them from doing so</text:p>
              </text:list-header>
            </text:list>
            <text:p text:style-name="P34"><text:soft-page-break/>Defaults to <text:span text:style-name="T7">NO</text:span> when unset.</text:p>
            <text:p text:style-name="P34">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6"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1973186002915497782"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ext:soft-page-break/>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ext:soft-page-break/>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1030117379" text:continue-list="list202220461" text:style-name="L10">
              <text:list-header>
                <text:p text:style-name="P80">• <text:span text:style-name="T8">c_uid</text:span> : will be used for authentication – it's a username or username@domain.tld</text:p>
                <text:p text:style-name="P80">• <text:span text:style-name="T8">c_name</text:span> : will be used to uniquely identify entries – which can be identical to c_uid </text:p>
                <text:p text:style-name="P80">• <text:span text:style-name="T8">c_password</text:span> : password of the user, plain text, crypt, md5 or sha encoded </text:p>
                <text:p text:style-name="P80">• <text:span text:style-name="T8">c_cn</text:span> : the user's common name</text:p>
                <text:p text:style-name="P80">• <text:span text:style-name="T8">mail</text:span> : the user's email address</text:p>
                <text:p text:style-name="P81">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2407842488312985568" text:style-name="L12">
              <text:list-header>
                <text:p text:style-name="P78"><text:span text:style-name="Code_20__28_inline_29_">• sendmail</text:span> – to use the sendmail binary</text:p>
                <text:p text:style-name="P78"><text:soft-page-break/><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text:soft-page-break/>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4">//localhost:993</text:span></text:span></text:p>
                <text:p text:style-name="P67"><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947069292" text:continue-numbering="true" text:style-name="L10">
              <text:list-header>
                <text:p text:style-name="P67">•<text:span text:style-name="Code_20__28_inline_29_"> sie</text:span><text:span text:style-name="Code_20__28_inline_29_"><text:span text:style-name="T24">ve://localhost</text:span></text:span></text:p>
                <text:p text:style-name="P67"><text:span text:style-name="T18">•</text:span><text:span text:style-name="Code_20__28_inline_29_"> </text:span><text:span text:style-name="Code_20__28_inline_29_"><text:span text:style-name="T24">sieve://localhost:2000</text:span></text:span></text:p>
                <text:p text:style-name="P67"><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667736564"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676334479" text:continue-list="list7098629007757213860" text:style-name="L12">
              <text:list-header>
                <text:p text:style-name="P78">Parameter used to specify which RFC the IMAP server implements with respect to ACLs. Possible values are :</text:p>
              </text:list-header>
            </text:list>
            <text:list xml:id="list945582466" text:continue-list="list667736564" text:style-name="L10">
              <text:list-header>
                <text:p text:style-name="P67">•<text:span text:style-name="Code_20__28_inline_29_"> </text:span><text:span text:style-name="Code_20__28_inline_29_"><text:span text:style-name="T24">rfc2086</text:span></text:span></text:p>
                <text:p text:style-name="P67"><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655477168"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791096019"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ext:soft-page-break/>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302470240" text:continue-numbering="true" text:style-name="L10">
              <text:list-header>
                <text:p text:style-name="P67">•<text:span text:style-name="Code_20__28_inline_29_"> Cal</text:span><text:span text:style-name="Code_20__28_inline_29_"><text:span text:style-name="T24">endar</text:span></text:span></text:p>
                <text:p text:style-name="P67"><text:span text:style-name="T24">•</text:span><text:span text:style-name="Code_20__28_inline_29_"><text:span text:style-name="T24"> Mail</text:span></text:span></text:p>
                <text:p text:style-name="P67"><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946468715" text:continue-list="list1676334479"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518278582"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oft-page-break/>•<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144414348" text:continue-numbering="true" text:style-name="L12">
              <text:list-header>
                <text:p text:style-name="P68">•<text:span text:style-name="Code_20__28_inline_29_"> s</text:span><text:span text:style-name="Code_20__28_inline_29_"><text:span text:style-name="T24">elected</text:span></text:span></text:p>
                <text:p text:style-name="P68"><text:span text:style-name="T24">•</text:span><text:span text:style-name="Code_20__28_inline_29_"><text:span text:style-name="T24"> personal</text:span></text:span></text:p>
                <text:p text:style-name="P68"><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45384632" text:continue-numbering="true" text:style-name="L12">
              <text:list-header>
                <text:p text:style-name="P68">•<text:span text:style-name="Code_20__28_inline_29_"> Jan</text:span><text:span text:style-name="Code_20__28_inline_29_"><text:span text:style-name="T24">uary1</text:span></text:span></text:p>
                <text:p text:style-name="P68"><text:span text:style-name="T24">•</text:span><text:span text:style-name="Code_20__28_inline_29_"><text:span text:style-name="T24"> First4DayWeek</text:span></text:span></text:p>
                <text:p text:style-name="P68"><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420562291" text:continue-numbering="true" text:style-name="L12">
              <text:list-header>
                <text:p text:style-name="P68">•<text:span text:style-name="Code_20__28_inline_29_"> inl</text:span><text:span text:style-name="Code_20__28_inline_29_"><text:span text:style-name="T24">ine</text:span></text:span></text:p>
                <text:p text:style-name="P68"><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1444680044" text:continue-numbering="true" text:style-name="L12">
              <text:list-header>
                <text:p text:style-name="P68">•<text:span text:style-name="Code_20__28_inline_29_"> a</text:span><text:span text:style-name="Code_20__28_inline_29_"><text:span text:style-name="T24">bove</text:span></text:span></text:p>
                <text:p text:style-name="P68"><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917345432" text:continue-numbering="true" text:style-name="L12">
              <text:list-header>
                <text:p text:style-name="P68">•<text:span text:style-name="Code_20__28_inline_29_"> abov</text:span><text:span text:style-name="Code_20__28_inline_29_"><text:span text:style-name="T24">e</text:span></text:span></text:p>
                <text:p text:style-name="P68"><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669532717" text:continue-numbering="true" text:style-name="L12">
              <text:list-header>
                <text:p text:style-name="P68">•<text:span text:style-name="Code_20__28_inline_29_"> te</text:span><text:span text:style-name="Code_20__28_inline_29_"><text:span text:style-name="T24">xt</text:span></text:span></text:p>
                <text:p text:style-name="P68"><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text:soft-page-break/>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5"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5"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4" text:outline-level="2"/>
      <text:h text:style-name="P85"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9" text:outline-level="1"/>
      <text:h text:style-name="P8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01</meta:editing-cycles>
    <meta:editing-duration>P11DT16H26M51S</meta:editing-duration>
    <dc:date>2013-11-19T13:11:39</dc:date>
    <meta:document-statistic meta:table-count="14" meta:image-count="4" meta:object-count="0" meta:page-count="59" meta:paragraph-count="1303" meta:word-count="11668" meta:character-count="78688"/>
    <meta:user-defined meta:name="Info 1"/>
    <meta:user-defined meta:name="Info 2"/>
    <meta:user-defined meta:name="Info 3"/>
    <meta:user-defined meta:name="Info 4"/>
  </office:meta>
</office:document-meta>
</file>